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 fo:margin-left="36.00pt" fo:text-indent="0.00pt"/>
    </style:style>
    <style:style style:name="P3" style:family="paragraph">
      <style:paragraph-properties fo:line-height="100.00%" fo:text-align="justify"/>
    </style:style>
    <style:style style:name="P4" style:family="paragraph">
      <style:paragraph-properties fo:line-height="100.00%" fo:text-align="justify"/>
    </style:style>
    <style:style style:name="P5" style:family="paragraph">
      <style:paragraph-properties fo:line-height="100.00%" fo:text-align="justify"/>
    </style:style>
    <style:style style:name="P6" style:family="paragraph">
      <style:paragraph-properties fo:line-height="100.00%" fo:text-align="justify"/>
    </style:style>
    <style:style style:name="P7" style:family="paragraph">
      <style:paragraph-properties fo:line-height="100.00%" fo:text-align="justify"/>
    </style:style>
    <style:style style:name="P8" style:family="paragraph">
      <style:paragraph-properties fo:line-height="100.00%" fo:text-align="justify"/>
    </style:style>
    <style:style style:name="P9" style:family="paragraph">
      <style:paragraph-properties fo:line-height="100.00%" fo:text-align="justify"/>
    </style:style>
    <style:style style:name="P10" style:family="paragraph">
      <style:paragraph-properties fo:line-height="100.00%" fo:text-align="justify"/>
    </style:style>
    <style:style style:name="P11" style:family="paragraph">
      <style:paragraph-properties fo:line-height="100.00%" fo:text-align="justify"/>
    </style:style>
    <style:style style:name="P12" style:family="paragraph">
      <style:paragraph-properties fo:line-height="100.00%" fo:text-align="justify"/>
    </style:style>
  </office:automatic-styles>
  <office:body>
    <office:text>
      <text:p text:style-name="P1"><text:span text:style-name="T1">József Attila szerelmi költészete:</text:span></text:p>
      <text:p text:style-name="P2"><text:span text:style-name="T2"/></text:p>
      <text:p text:style-name="P3"><text:span text:style-name="T3">József Attila<text:s/></text:span><text:span text:style-name="T4">1905-1937 között<text:s/></text:span><text:span text:style-name="T5">élt</text:span><text:span text:style-name="T6">. E</text:span><text:span text:style-name="T7">gész életét a hiány határozza meg</text:span><text:span text:style-name="T8"><text:s/></text:span><text:span text:style-name="T9">/apa,</text:span><text:span text:style-name="T10"><text:s/></text:span><text:span text:style-name="T11">anya,</text:span><text:span text:style-name="T12"><text:s/></text:span><text:span text:style-name="T13">család,</text:span><text:span text:style-name="T14"><text:s/></text:span><text:span text:style-name="T15">elismerés..stb/</text:span><text:span text:style-name="T16">. N</text:span><text:span text:style-name="T17">em hagyományos szerelmi versei vannak</text:span><text:span text:style-name="T18">.</text:span><text:span text:style-name="T19"/></text:p>
      <text:p text:style-name="P4"><text:span text:style-name="T20"/></text:p>
      <text:p text:style-name="P4"><text:span text:style-name="T21">1928: Vágó Márta</text:span></text:p>
      <text:p text:style-name="P5"><text:span text:style-name="T22">É</text:span><text:span text:style-name="T23">rtelmiségi családból származott</text:span><text:span text:style-name="T24">, az<text:s/></text:span><text:span text:style-name="T25">ang</text:span><text:span text:style-name="T26">liai</text:span><text:span text:style-name="T27"><text:s/>út alatt kölcsönösen elhidegülnek egymásól</text:span><text:span text:style-name="T28">.</text:span><text:span text:style-name="T29"/></text:p>
      <text:p text:style-name="P5"><text:span text:style-name="T30">A<text:s/></text:span><text:span text:style-name="T31">Klárisok<text:s/></text:span><text:span text:style-name="T32">cím</text:span><text:span text:style-name="T33">ű vers sz</text:span><text:span text:style-name="T34">ól hozzá</text:span><text:span text:style-name="T35">, ami<text:s/></text:span><text:span text:style-name="T36">tudatosan többértelm</text:span><text:span text:style-name="T37">ű alkot</text:span><text:span text:style-name="T38">ás</text:span><text:span text:style-name="T39">, a<text:s/></text:span><text:span text:style-name="T40">szerelem beteljesületlenségér</text:span><text:span text:style-name="T41">ől vall. A t</text:span><text:span text:style-name="T42">ársadalmi különbségeket a státusz</text:span><text:span text:style-name="T43"><text:s/></text:span><text:span text:style-name="T44">szimbólumokat jelképez</text:span><text:span text:style-name="T45">ő t</text:span><text:span text:style-name="T46">árgyak mutatják</text:span><text:span text:style-name="T47">.</text:span><text:span text:style-name="T48"/></text:p>
      <text:p text:style-name="P6"><text:span text:style-name="T49"/></text:p>
      <text:p text:style-name="P6"><text:span text:style-name="T50">1930:</text:span><text:span text:style-name="T51"><text:s/></text:span><text:span text:style-name="T52">Szántó<text:s text:c="2"/>Judit</text:span><text:span text:style-name="T53"><text:s/></text:span><text:span text:style-name="T54">(</text:span><text:span text:style-name="T55">leghosszabb kapcsolat)</text:span></text:p>
      <text:p text:style-name="P6"><text:span text:style-name="T56">S</text:span><text:span text:style-name="T57">zavalóm</text:span><text:span text:style-name="T58">űv</text:span><text:span text:style-name="T59">ész</text:span><text:span text:style-name="T60">,<text:s/></text:span><text:span text:style-name="T61">az Illegális Kommunista Pártban ismerkednek meg</text:span><text:span text:style-name="T62">.<text:s/></text:span><text:span text:style-name="T63">Judit teszi elviselhet</text:span><text:span text:style-name="T64">őv</text:span><text:span text:style-name="T65">é az életet JA számára</text:span><text:span text:style-name="T66">. E</text:span><text:span text:style-name="T67">gyetlen vers szól hozzá: Judit /szakítás után írja/</text:span></text:p>
      <text:p text:style-name="P7"><text:span text:style-name="T67">1933-ban egy másik n</text:span><text:span text:style-name="T68">őh</text:span><text:span text:style-name="T69">öz ír verset (Óda) -&gt; derékba töri a kapcsolatukat<text:s/></text:span><text:span text:style-name="T70">–</text:span><text:span text:style-name="T71">&gt; Judit öngyilkosságot kísérel meg</text:span><text:span text:style-name="T72"><text:s/></text:span><text:span text:style-name="T73">(</text:span><text:span text:style-name="T74">ő nem volt soha ilyen versek ihletője).<text:s/></text:span><text:span text:style-name="T75">Kosztolányi meséli el</text:span><text:span text:style-name="T76">.</text:span><text:span text:style-name="T77"/></text:p>
      <text:p text:style-name="P8"><text:span text:style-name="T78"/></text:p>
      <text:p text:style-name="P8"><text:span text:style-name="T79">1935: Gyömr</text:span><text:span text:style-name="T80">ői Edit</text:span></text:p>
      <text:p text:style-name="P9"><text:span text:style-name="T81">P</text:span><text:span text:style-name="T82">szichoanalitikus és beteg kapcsolata lesz félreértelmezve</text:span><text:span text:style-name="T83">,<text:s/></text:span><text:span text:style-name="T84">beteges szerelem</text:span><text:span text:style-name="T85">,<text:s/></text:span><text:span text:style-name="T86">legf</text:span><text:span text:style-name="T87">őbb bizalmas,egyetlen t</text:span><text:span text:style-name="T88">ámasz</text:span><text:span text:style-name="T89">.<text:s/></text:span><text:span text:style-name="T90">JA késsel támad a n</text:span><text:span text:style-name="T91">ő vőleg</text:span><text:span text:style-name="T92">ényére</text:span><text:span text:style-name="T93">.</text:span><text:span text:style-name="T94"/></text:p>
      <text:p text:style-name="P9"><text:span text:style-name="T95">Nagyon fáj<text:s/></text:span><text:span text:style-name="T96">cím</text:span><text:span text:style-name="T97">ű k</text:span><text:span text:style-name="T98">ötet szerelmes verseit hozzá írja</text:span><text:span text:style-name="T99">:<text:s/></text:span><text:span text:style-name="T100">a szerelem mint védekezési kísérlet</text:span><text:span text:style-name="T101">,</text:span><text:span text:style-name="T102"><text:s/></text:span><text:span text:style-name="T103">„</text:span><text:span text:style-name="T104">M</text:span><text:span text:style-name="T105">ég jó ,hogy vannak jambusok és van mibe belefogódznom</text:span><text:span text:style-name="T106">"</text:span><text:span text:style-name="T107">. A</text:span><text:span text:style-name="T108"><text:s/>ver</text:span><text:span text:style-name="T109">se</text:span><text:span text:style-name="T110">k nem a boldogságról hanem a pszichoanalízis során szerzett rossz emlékekr</text:span><text:span text:style-name="T111">ől k</text:span><text:span text:style-name="T112">ínlódásról szólnak</text:span><text:span text:style-name="T113">. (</text:span><text:span text:style-name="T114">Gyermekké tettél</text:span><text:span text:style-name="T115">,<text:s/></text:span><text:span text:style-name="T116">Nagyon fáj</text:span><text:span text:style-name="T117">)</text:span><text:span text:style-name="T118"><text:s/></text:span><text:span text:style-name="T119"/></text:p>
      <text:p text:style-name="P10"><text:span text:style-name="T120"/></text:p>
      <text:p text:style-name="P10"><text:span text:style-name="T121">Kozmutza Flóra</text:span></text:p>
      <text:p text:style-name="P10"><text:span text:style-name="T122">K</text:span><text:span text:style-name="T123">ölcsönös rokonszenv</text:span><text:span text:style-name="T124"><text:s/>volt közöttük.<text:s/></text:span><text:span text:style-name="T125">1937 nyarán JA-t már skizofréniával kezelik</text:span><text:span text:style-name="T126">,<text:s/></text:span><text:span text:style-name="T127">felmerül a kérdés hogy gyógyító volt<text:s/></text:span><text:span text:style-name="T128">–</text:span><text:span text:style-name="T129">e vagy<text:s/></text:span><text:span text:style-name="T130">őszinte szerelem. B</text:span><text:span text:style-name="T131">árhogy is volt a költ</text:span><text:span text:style-name="T132">ő val</text:span><text:span text:style-name="T133">ósnak tartja</text:span><text:span text:style-name="T134">.</text:span><text:span text:style-name="T135"/></text:p>
      <text:p text:style-name="P11"><text:span text:style-name="T136">A<text:s/></text:span><text:span text:style-name="T137">Flóra versekre a harmónia képzete a jellemz</text:span><text:span text:style-name="T138">ő (</text:span><text:span text:style-name="T139">Flórának, Flóra cím</text:span><text:span text:style-name="T140">ű versek),<text:s/></text:span><text:span text:style-name="T141">mardossa a kétség is</text:span><text:span text:style-name="T142"><text:s/>(</text:span><text:span text:style-name="T143">Ha nem szorítsz c. vers</text:span><text:span text:style-name="T144">)</text:span><text:span text:style-name="T145"/></text:p>
      <text:p text:style-name="P12"><text:span text:style-name="T146"/></text:p>
      <text:p text:style-name="P12"><text:span text:style-name="T147">József Attila életrajza annyira keser</text:span><text:span text:style-name="T148">ű ,hogy alig van olyan verse amiből ne a f</text:span><text:span text:style-name="T149">ájdalom áradna<text:s/></text:span><text:span text:style-name="T150">→</text:span><text:span text:style-name="T151"><text:s/>emiatt különbözik a töb</text:span><text:span text:style-name="T152">bit</text:span><text:span text:style-name="T153">ől.</text:span><text:span text:style-name="T15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